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ff9999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cc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gradient" draw:fill-gradient-name="Gray_20_Gradient_20_2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none" draw:fill-color="#99ff66" draw:textarea-horizontal-align="justify" draw:textarea-vertical-align="middle" draw:auto-grow-height="false"/>
    </style:style>
    <style:style style:name="gr9" style:family="graphic" style:parent-style-name="standard">
      <style:graphic-properties svg:stroke-color="#579d1c" draw:fill="solid" draw:fill-color="#99ff66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ff99ff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="solid" draw:fill-color="#33ff99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66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ffff66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00ccff" draw:textarea-horizontal-align="justify" draw:textarea-vertical-align="middle" draw:auto-grow-height="false"/>
    </style:style>
    <style:style style:name="gr17" style:family="graphic" style:parent-style-name="standard">
      <style:graphic-properties svg:stroke-color="#ffff99" draw:fill="solid"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svg:stroke-color="#ffffcc" draw:fill="solid" draw:fill-color="#ffff99" draw:textarea-horizontal-align="justify" draw:textarea-vertical-align="middle" draw:auto-grow-height="false"/>
    </style:style>
    <style:style style:name="gr19" style:family="graphic" style:parent-style-name="standard">
      <style:graphic-properties svg:stroke-color="#ffff99" draw:fill="solid"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cc" draw:fill="solid"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s" draw:line-skew="8.77cm" svg:x1="6.842cm" svg:y1="5.799cm" svg:x2="17.129cm" svg:y2="14.97cm" draw:start-shape="id1" draw:start-glue-point="2" draw:end-shape="id2" draw:end-glue-point="6" svg:d="M6842 5799v9271l9786-100h501" svg:viewBox="0 0 10288 9272">
          <text:p/>
        </draw:connector>
        <draw:custom-shape draw:style-name="gr2" draw:text-style-name="P1" draw:layer="layout" svg:width="3.81cm" svg:height="0.762cm" draw:transform="rotate (1.5707963267949) translate (2.524cm 16.24cm)">
          <text:p text:style-name="P1">Do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1.016cm" draw:transform="rotate (1.5707963267949) translate (1.254cm 9.89cm)">
          <text:p text:style-name="P1">HEPA Fil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0.714cm" draw:transform="rotate (1.5707963267949) translate (3.488cm 9.89cm)">
          <text:p text:style-name="P1">Louvers</text:p>
          <draw:enhanced-geometry svg:viewBox="0 0 21600 21600" draw:type="rectangle" draw:enhanced-path="M 0 0 L 21600 0 21600 21600 0 21600 0 0 Z N"/>
        </draw:custom-shape>
        <draw:frame draw:style-name="gr3" draw:layer="layout" svg:width="12.118cm" svg:height="0.962cm" svg:x="7.35cm" svg:y="2.451cm">
          <draw:text-box>
            <text:p>R21 insulation &amp; double moisture barriers</text:p>
          </draw:text-box>
        </draw:frame>
        <draw:custom-shape draw:style-name="gr4" draw:text-style-name="P1" draw:layer="layout" svg:width="5.08cm" svg:height="2.318cm" svg:x="11.16cm" svg:y="18.272cm">
          <text:p text:style-name="P1">Activated Carbon</text:p>
          <text:p text:style-name="P1">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159cm" svg:height="2.318cm" svg:x="17.51cm" svg:y="18.272cm">
          <text:p text:style-name="P1">Inline</text:p>
          <text:p text:style-name="P1">F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1.27cm" svg:x="16.24cm" svg:y="18.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94cm" svg:height="1.27cm" svg:x="19.669cm" svg:y="18.78cm">
          <text:p/>
          <draw:enhanced-geometry svg:viewBox="0 0 21600 21600" draw:extrusion="false" draw:type="rectangle" draw:enhanced-path="M 0 0 L 21600 0 21600 21600 0 21600 0 0 Z N"/>
        </draw:custom-shape>
        <draw:custom-shape draw:style-name="gr6" draw:text-style-name="P1" draw:layer="layout" svg:width="3.803cm" svg:height="1.301cm" draw:transform="rotate (1.57882484135407) translate (21.447cm 20.05cm)">
          <text:p/>
          <draw:enhanced-geometry svg:viewBox="0 0 21600 21600" draw:extrusion="false" draw:mirror-vertical="true" draw:type="rectangle" draw:enhanced-path="M 0 0 L 21600 0 21600 21600 0 21600 0 0 Z N"/>
        </draw:custom-shape>
        <draw:custom-shape draw:style-name="gr7" draw:text-style-name="P1" draw:layer="layout" svg:width="2.921cm" svg:height="0.762cm" svg:x="20.685cm" svg:y="15.478cm">
          <text:p text:style-name="P1">Exhaus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89cm" svg:height="7.62cm" svg:x="13.7cm" svg:y="4.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5" draw:id="id5" draw:layer="layout" svg:width="2.54cm" svg:height="2.54cm" svg:x="14.081cm" svg:y="5.191cm">
          <text:p text:style-name="P1">Pl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" draw:id="id6" draw:layer="layout" svg:width="2.54cm" svg:height="2.54cm" svg:x="19.669cm" svg:y="5.191cm">
          <text:p text:style-name="P1">Pl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" draw:id="id2" draw:layer="layout" svg:width="2.286cm" svg:height="2.286cm" svg:x="17.129cm" svg:y="13.827cm">
          <text:p text:style-name="P1">Su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8.272cm" svg:y1="9.89cm" svg:x2="18.272cm" svg:y2="13.827cm" draw:start-shape="id3" draw:start-glue-point="8" draw:end-shape="id2" draw:end-glue-point="4" svg:d="M18272 9890v3937" svg:viewBox="0 0 1 3938">
          <text:p/>
        </draw:connector>
        <draw:connector draw:style-name="gr1" draw:text-style-name="P1" draw:layer="layout" svg:x1="15.224cm" svg:y1="12.176cm" svg:x2="17.463cm" svg:y2="14.161cm" draw:start-shape="id4" draw:start-glue-point="8" draw:end-shape="id2" draw:end-glue-point="5" svg:d="M15224 12176v826h2239v1159" svg:viewBox="0 0 2240 1986">
          <text:p/>
        </draw:connector>
        <draw:connector draw:style-name="gr1" draw:text-style-name="P1" draw:layer="layout" draw:line-skew="-2.16cm" svg:x1="15.351cm" svg:y1="7.731cm" svg:x2="18.272cm" svg:y2="13.827cm" draw:start-shape="id5" draw:start-glue-point="8" draw:end-shape="id2" draw:end-glue-point="4" svg:d="M15351 7731v889h2921v5207" svg:viewBox="0 0 2922 6097">
          <text:p/>
        </draw:connector>
        <draw:connector draw:style-name="gr1" draw:text-style-name="P1" draw:layer="layout" draw:line-skew="-2.16cm" svg:x1="20.939cm" svg:y1="7.731cm" svg:x2="18.272cm" svg:y2="13.827cm" draw:start-shape="id6" draw:start-glue-point="8" draw:end-shape="id2" draw:end-glue-point="4" svg:d="M20939 7731v889h-2667v5207" svg:viewBox="0 0 2668 6097">
          <text:p/>
        </draw:connector>
        <draw:connector draw:style-name="gr1" draw:text-style-name="P1" draw:layer="layout" svg:x1="21.066cm" svg:y1="12.176cm" svg:x2="19.081cm" svg:y2="14.161cm" draw:start-shape="id7" draw:start-glue-point="8" draw:end-shape="id2" draw:end-glue-point="11" svg:d="M21066 12176v826h-1985v1159" svg:viewBox="0 0 1986 1986">
          <text:p/>
        </draw:connector>
        <draw:custom-shape draw:style-name="gr11" draw:text-style-name="P1" xml:id="id8" draw:id="id8" draw:layer="layout" svg:width="2.794cm" svg:height="2.667cm" svg:x="7.35cm" svg:y="6.969cm">
          <text:p text:style-name="P1">Water</text:p>
          <text:p text:style-name="P1">Ta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line-skew="1.015cm" svg:x1="10.144cm" svg:y1="8.303cm" svg:x2="13.954cm" svg:y2="10.906cm" draw:start-shape="id8" draw:start-glue-point="10" draw:end-shape="id4" draw:end-glue-point="6" svg:d="M10144 8303h2921v2603h889" svg:viewBox="0 0 3811 2604">
          <text:p/>
        </draw:connector>
        <draw:custom-shape draw:style-name="gr9" draw:text-style-name="P1" xml:id="id4" draw:id="id4" draw:layer="layout" svg:width="2.54cm" svg:height="2.54cm" svg:x="13.954cm" svg:y="9.636cm">
          <text:p text:style-name="P1">Pl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" draw:id="id7" draw:layer="layout" svg:width="2.54cm" svg:height="2.54cm" svg:x="19.796cm" svg:y="9.636cm">
          <text:p text:style-name="P1">Pl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line-skew="0.952cm" svg:x1="10.144cm" svg:y1="8.303cm" svg:x2="14.081cm" svg:y2="6.461cm" draw:start-shape="id8" draw:start-glue-point="10" draw:end-shape="id5" draw:end-glue-point="6" svg:d="M10144 8303h2921v-1842h1016" svg:viewBox="0 0 3938 1843">
          <text:p/>
        </draw:connector>
        <draw:custom-shape draw:style-name="gr13" draw:text-style-name="P1" xml:id="id1" draw:id="id1" draw:layer="layout" svg:width="3.81cm" svg:height="2.159cm" svg:x="4.937cm" svg:y="3.64cm">
          <text:p text:style-name="P1">Reverse</text:p>
          <text:p text:style-name="P1">Osmosis</text:p>
          <text:p text:style-name="P1">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line" svg:x1="6.842cm" svg:y1="5.799cm" svg:x2="8.747cm" svg:y2="6.969cm" draw:start-shape="id1" draw:start-glue-point="2" draw:end-shape="id8" draw:end-glue-point="4" svg:d="M6842 5799l1905 1170" svg:viewBox="0 0 1906 1171">
          <text:p/>
        </draw:connector>
        <draw:custom-shape draw:style-name="gr14" draw:text-style-name="P1" draw:layer="layout" svg:width="2.413cm" svg:height="2.413cm" svg:x="3.921cm" svg:y="10.144cm">
          <text:p text:style-name="P1">F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921cm" svg:height="3.175cm" svg:x="16.748cm" svg:y="3.921cm">
          <text:p text:style-name="P1">Light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6" draw:text-style-name="P1" xml:id="id9" draw:id="id9" draw:layer="layout" svg:width="3.683cm" svg:height="1.27cm" svg:x="9.382cm" svg:y="3.794cm">
          <text:p text:style-name="P1">Dehumidif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draw:line-skew="8.261cm" svg:x1="11.223cm" svg:y1="5.064cm" svg:x2="17.129cm" svg:y2="14.97cm" draw:start-shape="id9" draw:start-glue-point="2" draw:end-shape="id2" draw:end-glue-point="6" svg:d="M11223 5064v8763l5405 1143h501" svg:viewBox="0 0 5907 9907">
          <text:p/>
        </draw:connector>
        <draw:custom-shape draw:style-name="gr15" draw:text-style-name="P1" draw:layer="layout" svg:width="2.921cm" svg:height="3.175cm" svg:x="9.763cm" svg:y="9.128cm">
          <text:p text:style-name="P1">Light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7" draw:text-style-name="P1" draw:layer="layout" svg:width="22.86cm" svg:height="1.27cm" svg:x="2.27cm" svg:y="16.24cm">
          <text:p text:style-name="P1">R21 Insulation + Double Moisture Barrier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2.86cm" svg:height="1.27cm" svg:x="2.27cm" svg:y="2.27cm"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27cm" svg:height="13.97cm" svg:x="23.86cm" svg:y="2.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0.16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413cm" svg:height="0.762cm" svg:x="19.796cm" svg:y="3.667cm">
          <text:p text:style-name="P1">Came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" draw:id="id3" draw:layer="layout" svg:width="2.54cm" svg:height="2.54cm" svg:x="17.002cm" svg:y="7.35cm">
          <text:p text:style-name="P1">Pl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2:15:34.138532237</meta:creation-date>
    <dc:date>2015-06-02T15:46:46.123620338</dc:date>
    <meta:editing-duration>PT3H28S</meta:editing-duration>
    <meta:editing-cycles>7</meta:editing-cycles>
    <meta:generator>LibreOffice/4.2.8.2$Linux_X86_64 LibreOffice_project/420m0$Build-2</meta:generator>
    <meta:document-statistic meta:object-count="38"/>
  </office:meta>
</office:document-meta>
</file>